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5" text:outline-level="2"><text:span text:style-name="T1">#1058</text:span></text:h>
        <text:p text:style-name="P2"/>
        <text:p text:style-name="P3">As pessoas podem duvidar daquilo que você diz, mas elas irão crer naquilo que você faz.</text:p>
        <text:p text:style-name="P2"/>
        <text:h text:style-name="P1" text:outline-level="2"><text:bookmark-start text:name="__RefHeading___Toc1655_1280209449"/><text:a xlink:type="simple" xlink:href="http://bibliaonline.com.br/acf/ob/1" text:style-name="Internet_20_link" text:visited-style-name="Visited_20_Internet_20_Link"><text:span text:style-name="T1">OBADIAS</text:span></text:a><text:bookmark-end text:name="__RefHeading___Toc1655_1280209449"/></text:h>
        <text:p text:style-name="P2"/>
        <text:p text:style-name="P2"><text:a xlink:type="simple" xlink:href="http://bibliaonline.com.br/acf/Ob/1/1" text:style-name="Internet_20_link" text:visited-style-name="Visited_20_Internet_20_Link"><text:span text:style-name="T1">Ob 1:1</text:span></text:a><text:span text:style-name="T1"> O Espírito nos profetas com freqüência olha além de Israel e Judá, reparando nas nações dos Gentios. "Um emissário", como diz Obadias, "foi enviado aos gentios", antes e agora. Portanto, Naum foi enviado a Níneve, e agora Obadias é enviado a Edom.</text:span></text:p>
        <text:p text:style-name="P2"/>
        <text:p text:style-name="P2"><text:a xlink:type="simple" xlink:href="http://bibliaonline.com.br/acf/Ob/1/3" text:style-name="Internet_20_link" text:visited-style-name="Visited_20_Internet_20_Link"><text:span text:style-name="T1">Ob 1:3</text:span></text:a><text:span text:style-name="T1">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span></text:p>
        <text:p text:style-name="P2"/>
        <text:p text:style-name="P2"><text:a xlink:type="simple" xlink:href="http://bibliaonline.com.br/acf/Ob/1/10-14" text:style-name="Internet_20_link" text:visited-style-name="Visited_20_Internet_20_Link"><text:span text:style-name="T1">Ob 1:10-14</text:span></text:a><text:span text:style-name="T1"> Esaú (ou Edom) estava feliz no tempo do cativeiro de Jacó... "no dia do seu infortúnio". Ele se regozijou na queda de Jerusalém sob a espada dos Caldeus. Moabe podia ter sido uma habitação para os cativos de Sião (</text:span><text:a xlink:type="simple" xlink:href="http://bibliaonline.com.br/acf/is/16/4" text:style-name="Internet_20_link" text:visited-style-name="Visited_20_Internet_20_Link"><text:span text:style-name="T1">Is 16:4</text:span></text:a><text:span text:style-name="T1">), mas Edom ficou no caminho para desviá-los.</text:span></text:p>
        <text:p text:style-name="P2"/>
        <text:p text:style-name="P2"><text:a xlink:type="simple" xlink:href="http://bibliaonline.com.br/acf/Ob/1/12-14" text:style-name="Internet_20_link" text:visited-style-name="Visited_20_Internet_20_Link"><text:span text:style-name="T1">Ob 1:12-14</text:span></text:a><text:span text:style-name="T1"> Sete coisas que Esaú não devia ter feito.</text:span></text:p>
        <text:p text:style-name="P2"/>
        <text:p text:style-name="P2"><text:a xlink:type="simple" xlink:href="http://bibliaonline.com.br/acf/Ob/1/21" text:style-name="Internet_20_link" text:visited-style-name="Visited_20_Internet_20_Link"><text:span text:style-name="T1">Ob 1:21</text:span></text:a><text:span text:style-name="T1"> Quando o monte de Esaú for castigado, a salvação exultará no monte Sião, e a santidade encontrará seu santuário ali (durante o milêni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59:06.212275167</dc:date>
    <meta:creation-date>2018-06-11T22:51:04.642681485</meta:creation-date>
    <meta:generator>LibreOffice/6.0.7.3$Linux_X86_64 LibreOffice_project/00m0$Build-3</meta:generator>
    <meta:editing-duration>PT28M14S</meta:editing-duration>
    <meta:editing-cycles>1</meta:editing-cycles>
    <meta:document-statistic meta:table-count="0" meta:image-count="0" meta:object-count="0" meta:page-count="1" meta:paragraph-count="8" meta:word-count="230" meta:character-count="1303" meta:non-whitespace-character-count="1081"/>
  </office:meta>
</office:document-meta>
</file>